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F0000016510687A02.png"/>
  <manifest:file-entry manifest:media-type="image/png" manifest:full-path="Pictures/100000000000046A000002F7844E59CD.png"/>
  <manifest:file-entry manifest:media-type="image/png" manifest:full-path="Pictures/100000000000046B000002F5E304CC32.png"/>
  <manifest:file-entry manifest:media-type="image/png" manifest:full-path="Pictures/100000000000046A000002F6BE3D86FE.png"/>
  <manifest:file-entry manifest:media-type="image/png" manifest:full-path="Pictures/100000000000046D000002F9F64D33B5.png"/>
  <manifest:file-entry manifest:media-type="image/png" manifest:full-path="Pictures/100000000000046D000002F0976DD4DE.png"/>
  <manifest:file-entry manifest:media-type="image/png" manifest:full-path="Pictures/100000000000046C000001A0867F1F58.png"/>
  <manifest:file-entry manifest:media-type="image/png" manifest:full-path="Pictures/100000000000046B000002EF0920F0DD.png"/>
  <manifest:file-entry manifest:media-type="image/png" manifest:full-path="Pictures/100000000000046C000002F261F555C8.png"/>
  <manifest:file-entry manifest:media-type="image/png" manifest:full-path="Pictures/100000000000046A000002F7403034A9.png"/>
  <manifest:file-entry manifest:media-type="image/png" manifest:full-path="Pictures/1000000000000469000002F7C0B9E262.png"/>
  <manifest:file-entry manifest:media-type="image/png" manifest:full-path="Pictures/1000000000000468000002F21F29F3E3.png"/>
  <manifest:file-entry manifest:media-type="image/png" manifest:full-path="Pictures/10000000000003F60000006C08353526.png"/>
  <manifest:file-entry manifest:media-type="image/png" manifest:full-path="Pictures/100000000000046A000002F80E90338B.png"/>
  <manifest:file-entry manifest:media-type="image/png" manifest:full-path="Pictures/1000000000000467000002F20EF1D110.png"/>
  <manifest:file-entry manifest:media-type="image/png" manifest:full-path="Pictures/10000000000003C0000000B50B56B2E2.png"/>
  <manifest:file-entry manifest:media-type="image/png" manifest:full-path="Pictures/1000000000000469000002EFFB9D2442.png"/>
  <manifest:file-entry manifest:media-type="image/png" manifest:full-path="Pictures/1000000000000468000002F7B78F668E.png"/>
  <manifest:file-entry manifest:media-type="image/png" manifest:full-path="Pictures/100000000000046E000002F3868DF95E.png"/>
  <manifest:file-entry manifest:media-type="image/png" manifest:full-path="Pictures/100000000000046A000002F29D97B90D.png"/>
  <manifest:file-entry manifest:media-type="image/png" manifest:full-path="Pictures/10000000000005C30000037B6327210F.png"/>
  <manifest:file-entry manifest:media-type="image/png" manifest:full-path="Pictures/10000000000004C7000002F7B8D08326.png"/>
  <manifest:file-entry manifest:media-type="image/png" manifest:full-path="Pictures/1000000000000467000002EF7D78FE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ffff" draw:textarea-vertical-align="middle" draw:shadow="visible"/>
    </style:style>
    <style:style style:name="gr5" style:family="graphic" style:parent-style-name="standard">
      <style:graphic-properties svg:stroke-width="0.05cm" svg:stroke-color="#000000" draw:marker-start-width="0.355cm" draw:marker-end-width="0.355cm" svg:stroke-opacity="50%" draw:fill="none" draw:textarea-vertical-align="middle" fo:padding-top="0.15cm" fo:padding-bottom="0.15cm" fo:padding-left="0.275cm" fo:padding-right="0.275cm" draw:shadow="hidden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center" draw:textarea-vertical-align="middle" fo:padding-top="0.175cm" fo:padding-bottom="0.175cm" fo:padding-left="0.3cm" fo:padding-right="0.3cm" draw:shadow="visib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 draw:shadow="hidden"/>
    </style:style>
    <style:style style:name="gr8" style:family="graphic" style:parent-style-name="standard">
      <style:graphic-properties svg:stroke-color="#000000" draw:fill="none" draw:textarea-vertical-align="middle" draw:shadow="hidden"/>
    </style:style>
    <style:style style:name="gr9" style:family="graphic" style:parent-style-name="objectwithshadow">
      <style:graphic-properties svg:stroke-color="#000000" draw:textarea-vertical-align="midd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897cm" svg:height="20.081cm" svg:x="0cm" svg:y="-0.081cm">
          <draw:image xlink:href="Pictures/100000000000046A000002F7403034A9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13cm 7.1cm)">
          <text:p text:style-name="P1"><text:span text:style-name="T1">Instance counter</text:span></text:p>
        </draw:rect>
        <draw:line draw:style-name="gr3" draw:text-style-name="P1" draw:layer="layout" svg:x1="17.4cm" svg:y1="8cm" svg:x2="19cm" svg:y2="8.4cm">
          <text:p/>
        </draw:line>
        <draw:rect draw:style-name="gr2" draw:text-style-name="P2" draw:layer="layout" svg:width="4.3cm" svg:height="1cm" draw:transform="skewX (0.0080285145591724) rotate (0.0075049157835742) translate (22.6cm 9.5cm)">
          <text:p text:style-name="P1"><text:span text:style-name="T1">Incident indicator</text:span></text:p>
        </draw:rect>
        <draw:line draw:style-name="gr3" draw:text-style-name="P1" draw:layer="layout" svg:x1="23.7cm" svg:y1="9.4cm" svg:x2="23.1cm" svg:y2="8.7cm">
          <text:p/>
        </draw:line>
        <draw:rect draw:style-name="gr4" draw:text-style-name="P2" draw:layer="layout" svg:width="4.2cm" svg:height="0.774cm" draw:transform="skewX (0.0141371669411514) rotate (0.014835298641949) translate (3.1cm 11.362cm)">
          <text:p text:style-name="P1"><text:span text:style-name="T1">Select a filter</text:span></text:p>
        </draw:rect>
        <draw:line draw:style-name="gr3" draw:text-style-name="P1" draw:layer="layout" svg:x1="7.4cm" svg:y1="12.2cm" svg:x2="8.1cm" svg:y2="12.6cm">
          <text:p/>
        </draw:line>
        <draw:line draw:style-name="gr3" draw:text-style-name="P1" draw:layer="layout" svg:x1="14.3cm" svg:y1="6.9cm" svg:x2="13.3cm" svg:y2="5.4cm">
          <text:p/>
        </draw:line>
      </draw:page>
      <draw:page draw:name="page2" draw:style-name="dp1" draw:master-page-name="Default">
        <draw:frame draw:style-name="gr1" draw:text-style-name="P1" draw:layer="layout" svg:width="29.818cm" svg:height="19.869cm" svg:x="0.091cm" svg:y="0cm">
          <draw:image xlink:href="Pictures/1000000000000467000002EF7D78FEC4.png" xlink:type="simple" xlink:show="embed" xlink:actuate="onLoad">
            <text:p/>
          </draw:image>
        </draw:frame>
        <draw:line draw:style-name="gr3" draw:text-style-name="P1" draw:layer="layout" svg:x1="26.9cm" svg:y1="14.4cm" svg:x2="17.4cm" svg:y2="9.3cm">
          <text:p/>
        </draw:line>
        <draw:rect draw:style-name="gr5" draw:text-style-name="P1" draw:layer="layout" svg:width="3.3cm" svg:height="0.9cm" svg:x="16.6cm" svg:y="12cm">
          <text:p/>
        </draw:rect>
      </draw:page>
      <draw:page draw:name="page3" draw:style-name="dp1" draw:master-page-name="Default">
        <draw:frame draw:style-name="gr1" draw:text-style-name="P1" draw:layer="layout" svg:width="29.897cm" svg:height="19.949cm" svg:x="0.052cm" svg:y="0cm">
          <draw:image xlink:href="Pictures/100000000000046A000002F29D97B90D.png" xlink:type="simple" xlink:show="embed" xlink:actuate="onLoad">
            <text:p/>
          </draw:image>
        </draw:frame>
        <draw:line draw:style-name="gr3" draw:text-style-name="P1" draw:layer="layout" svg:x1="21.5cm" svg:y1="16.2cm" svg:x2="13.7cm" svg:y2="9.5cm">
          <text:p/>
        </draw:line>
        <draw:line draw:style-name="gr3" draw:text-style-name="P1" draw:layer="layout" svg:x1="13.9cm" svg:y1="13.9cm" svg:x2="12.8cm" svg:y2="9.6cm">
          <text:p/>
        </draw:line>
        <draw:line draw:style-name="gr3" draw:text-style-name="P1" draw:layer="layout" svg:x1="6cm" svg:y1="10.8cm" svg:x2="11.9cm" svg:y2="9cm">
          <text:p/>
        </draw:line>
      </draw:page>
      <draw:page draw:name="page4" draw:style-name="dp1" draw:master-page-name="Default">
        <draw:frame draw:style-name="gr1" draw:text-style-name="P1" draw:layer="layout" svg:width="29.999cm" svg:height="19.972cm" svg:x="0.001cm" svg:y="0cm">
          <draw:image xlink:href="Pictures/100000000000046E000002F3868DF95E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29.976cm" svg:height="19.896cm" svg:x="0.012cm" svg:y="0cm">
          <draw:image xlink:href="Pictures/100000000000046D000002F0976DD4DE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29.95cm" svg:height="19.949cm" svg:x="0.025cm" svg:y="0cm">
          <draw:image xlink:href="Pictures/100000000000046C000002F261F555C8.png" xlink:type="simple" xlink:show="embed" xlink:actuate="onLoad">
            <text:p/>
          </draw:image>
        </draw:frame>
        <draw:line draw:style-name="gr3" draw:text-style-name="P1" draw:layer="layout" svg:x1="28.9cm" svg:y1="5.2cm" svg:x2="22.4cm" svg:y2="6.8cm">
          <text:p/>
        </draw:line>
      </draw:page>
      <draw:page draw:name="page7" draw:style-name="dp1" draw:master-page-name="Default">
        <draw:frame draw:style-name="gr1" draw:text-style-name="P1" draw:layer="layout" svg:width="29.923cm" svg:height="19.869cm" svg:x="0.039cm" svg:y="0cm">
          <draw:image xlink:href="Pictures/100000000000046B000002EF0920F0DD.png" xlink:type="simple" xlink:show="embed" xlink:actuate="onLoad">
            <text:p/>
          </draw:image>
        </draw:frame>
        <draw:line draw:style-name="gr3" draw:text-style-name="P1" draw:layer="layout" svg:x1="28.8cm" svg:y1="2.8cm" svg:x2="21.8cm" svg:y2="4.9cm">
          <text:p/>
        </draw:line>
      </draw:page>
      <draw:page draw:name="page8" draw:style-name="dp1" draw:master-page-name="Default">
        <draw:frame draw:style-name="gr1" draw:text-style-name="P1" draw:layer="layout" svg:width="29.722cm" svg:height="19.999cm" svg:x="0.139cm" svg:y="0cm">
          <draw:image xlink:href="Pictures/1000000000000468000002F7B78F668E.png" xlink:type="simple" xlink:show="embed" xlink:actuate="onLoad">
            <text:p/>
          </draw:image>
        </draw:frame>
        <draw:rect draw:style-name="gr6" draw:text-style-name="P4" draw:layer="layout" svg:width="3.7cm" svg:height="1.2cm" svg:x="18.5cm" svg:y="6cm">
          <text:p text:style-name="P3"><text:span text:style-name="T2">Plugins</text:span></text:p>
        </draw:rect>
        <draw:line draw:style-name="gr3" draw:text-style-name="P1" draw:layer="layout" svg:x1="18.3cm" svg:y1="6.5cm" svg:x2="14.5cm" svg:y2="3.7cm">
          <text:p/>
        </draw:line>
        <draw:line draw:style-name="gr3" draw:text-style-name="P1" draw:layer="layout" svg:x1="18.3cm" svg:y1="7cm" svg:x2="14.5cm" svg:y2="8.3cm">
          <text:p/>
        </draw:line>
      </draw:page>
      <draw:page draw:name="page9" draw:style-name="dp1" draw:master-page-name="Default">
        <draw:frame draw:style-name="gr1" draw:text-style-name="P1" draw:layer="layout" svg:width="29.775cm" svg:height="19.999cm" svg:x="0.113cm" svg:y="0cm">
          <draw:image xlink:href="Pictures/100000000000046D000002F9F64D33B5.png" xlink:type="simple" xlink:show="embed" xlink:actuate="onLoad">
            <text:p/>
          </draw:image>
        </draw:frame>
        <draw:rect draw:style-name="gr6" draw:text-style-name="P4" draw:layer="layout" svg:width="5.3cm" svg:height="3.9cm" svg:x="22.8cm" svg:y="2.3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3" draw:text-style-name="P1" draw:layer="layout" svg:x1="27.5cm" svg:y1="11.3cm" svg:x2="25.1cm" svg:y2="11cm">
          <text:p/>
        </draw:line>
        <draw:frame draw:style-name="gr7" draw:layer="layout" svg:width="0.853cm" svg:height="0.963cm" svg:x="27.4cm" svg:y="10.9cm">
          <draw:text-box>
            <text:p>1</text:p>
          </draw:text-box>
        </draw:frame>
        <draw:line draw:style-name="gr3" draw:text-style-name="P1" draw:layer="layout" svg:x1="22.4cm" svg:y1="8.9cm" svg:x2="20.8cm" svg:y2="7.6cm">
          <text:p/>
        </draw:line>
        <draw:frame draw:style-name="gr7" draw:layer="layout" svg:width="0.853cm" svg:height="0.963cm" svg:x="22.3cm" svg:y="8.7cm">
          <draw:text-box>
            <text:p>2</text:p>
          </draw:text-box>
        </draw:frame>
        <draw:line draw:style-name="gr3" draw:text-style-name="P1" draw:layer="layout" svg:x1="13.8cm" svg:y1="3.3cm" svg:x2="15.7cm" svg:y2="4.4cm">
          <text:p/>
        </draw:line>
        <draw:frame draw:style-name="gr7" draw:layer="layout" svg:width="0.853cm" svg:height="0.963cm" svg:x="13.047cm" svg:y="2.6cm">
          <draw:text-box>
            <text:p>3</text:p>
          </draw:text-box>
        </draw:frame>
        <draw:line draw:style-name="gr3" draw:text-style-name="P1" draw:layer="layout" svg:x1="14.8cm" svg:y1="7.9cm" svg:x2="16.6cm" svg:y2="7.4cm">
          <text:p/>
        </draw:line>
        <draw:frame draw:style-name="gr7" draw:layer="layout" svg:width="0.853cm" svg:height="0.963cm" svg:x="14.147cm" svg:y="7.5cm">
          <draw:text-box>
            <text:p>4</text:p>
          </draw:text-box>
        </draw:frame>
        <draw:rect draw:style-name="gr8" draw:text-style-name="P1" draw:layer="layout" svg:width="0.6cm" svg:height="2cm" svg:x="10.2cm" svg:y="13.1cm">
          <text:p/>
        </draw:rect>
        <draw:rect draw:style-name="gr8" draw:text-style-name="P1" draw:layer="layout" svg:width="0.7cm" svg:height="2.7cm" svg:x="8.5cm" svg:y="12.3cm">
          <text:p/>
        </draw:rect>
        <draw:frame draw:style-name="gr7" draw:layer="layout" svg:width="0.853cm" svg:height="0.963cm" svg:x="10.047cm" svg:y="15.037cm">
          <draw:text-box>
            <text:p>5</text:p>
          </draw:text-box>
        </draw:frame>
        <draw:frame draw:style-name="gr7" draw:layer="layout" svg:width="0.853cm" svg:height="0.963cm" svg:x="8.4cm" svg:y="14.9cm">
          <draw:text-box>
            <text:p>6</text:p>
          </draw:text-box>
        </draw:frame>
      </draw:page>
      <draw:page draw:name="page10" draw:style-name="dp1" draw:master-page-name="Default">
        <draw:frame draw:style-name="gr1" draw:text-style-name="P1" draw:layer="layout" svg:width="29.87cm" svg:height="19.869cm" svg:x="0.065cm" svg:y="0cm">
          <draw:image xlink:href="Pictures/1000000000000469000002EFFB9D2442.png" xlink:type="simple" xlink:show="embed" xlink:actuate="onLoad">
            <text:p/>
          </draw:image>
        </draw:frame>
        <draw:line draw:style-name="gr3" draw:text-style-name="P1" draw:layer="layout" svg:x1="8cm" svg:y1="17cm" svg:x2="3.8cm" svg:y2="15.2cm">
          <text:p/>
        </draw:line>
        <draw:rect draw:style-name="gr6" draw:text-style-name="P4" draw:layer="layout" svg:width="5.5cm" svg:height="1.2cm" svg:x="8.1cm" svg:y="16.4cm">
          <text:p text:style-name="P3"><text:span text:style-name="T2">Link to migration page</text:span></text:p>
        </draw:rect>
      </draw:page>
      <draw:page draw:name="page11" draw:style-name="dp1" draw:master-page-name="Default">
        <draw:frame draw:style-name="gr1" draw:text-style-name="P1" draw:layer="layout" svg:width="29.815cm" svg:height="19.999cm" svg:x="0.093cm" svg:y="0cm">
          <draw:image xlink:href="Pictures/100000000000046A000002F6BE3D86FE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9.879cm" svg:height="19.999cm" svg:x="0.061cm" svg:y="0cm">
          <draw:image xlink:href="Pictures/100000000000046B000002F5E304CC32.png" xlink:type="simple" xlink:show="embed" xlink:actuate="onLoad">
            <text:p/>
          </draw:image>
        </draw:frame>
        <draw:frame draw:style-name="gr9" draw:text-style-name="P1" draw:layer="layout" svg:width="26.828cm" svg:height="2.857cm" svg:x="0.172cm" svg:y="3.743cm">
          <draw:image xlink:href="Pictures/10000000000003F60000006C08353526.png" xlink:type="simple" xlink:show="embed" xlink:actuate="onLoad">
            <text:p/>
          </draw:image>
        </draw:frame>
        <draw:frame draw:style-name="gr9" draw:text-style-name="P1" draw:layer="layout" svg:width="25.399cm" svg:height="4.788cm" svg:x="4.4cm" svg:y="6.9cm">
          <draw:image xlink:href="Pictures/10000000000003C0000000B50B56B2E2.png" xlink:type="simple" xlink:show="embed" xlink:actuate="onLoad">
            <text:p/>
          </draw:image>
        </draw:frame>
        <draw:line draw:style-name="gr10" draw:text-style-name="P1" draw:layer="layout" svg:x1="8.6cm" svg:y1="6.3cm" svg:x2="13.5cm" svg:y2="16.5cm">
          <text:p/>
        </draw:line>
        <draw:line draw:style-name="gr10" draw:text-style-name="P1" draw:layer="layout" svg:x1="8.4cm" svg:y1="16.4cm" svg:x2="9.3cm" svg:y2="10.7cm">
          <text:p/>
        </draw:line>
      </draw:page>
      <draw:page draw:name="page13" draw:style-name="dp1" draw:master-page-name="Default">
        <draw:frame draw:style-name="gr1" draw:text-style-name="P1" draw:layer="layout" svg:width="29.844cm" svg:height="19.949cm" svg:x="0.078cm" svg:y="0cm">
          <draw:image xlink:href="Pictures/1000000000000468000002F21F29F3E3.png" xlink:type="simple" xlink:show="embed" xlink:actuate="onLoad">
            <text:p/>
          </draw:image>
        </draw:frame>
        <draw:line draw:style-name="gr10" draw:text-style-name="P1" draw:layer="layout" svg:x1="25.7cm" svg:y1="13.4cm" svg:x2="17cm" svg:y2="7.2cm">
          <text:p/>
        </draw:line>
      </draw:page>
      <draw:page draw:name="page14" draw:style-name="dp1" draw:master-page-name="Default">
        <draw:frame draw:style-name="gr1" draw:text-style-name="P1" draw:layer="layout" svg:width="29.748cm" svg:height="19.999cm" svg:x="0.126cm" svg:y="0cm">
          <draw:image xlink:href="Pictures/1000000000000469000002F7C0B9E262.png" xlink:type="simple" xlink:show="embed" xlink:actuate="onLoad">
            <text:p/>
          </draw:image>
        </draw:frame>
        <draw:line draw:style-name="gr10" draw:text-style-name="P1" draw:layer="layout" svg:x1="28.7cm" svg:y1="3.9cm" svg:x2="20.8cm" svg:y2="2.5cm">
          <text:p/>
        </draw:line>
      </draw:page>
      <draw:page draw:name="page15" draw:style-name="dp1" draw:master-page-name="Default">
        <draw:frame draw:style-name="gr1" draw:text-style-name="P1" draw:layer="layout" svg:width="32.358cm" svg:height="20.081cm" svg:x="0.001cm" svg:y="0cm">
          <draw:image xlink:href="Pictures/10000000000004C7000002F7B8D08326.png" xlink:type="simple" xlink:show="embed" xlink:actuate="onLoad">
            <text:p/>
          </draw:image>
        </draw:frame>
        <draw:line draw:style-name="gr10" draw:text-style-name="P1" draw:layer="layout" svg:x1="31.2cm" svg:y1="2.7cm" svg:x2="23cm" svg:y2="4.1cm">
          <text:p/>
        </draw:line>
      </draw:page>
      <draw:page draw:name="page16" draw:style-name="dp1" draw:master-page-name="Default">
        <draw:frame draw:style-name="gr1" draw:text-style-name="P1" draw:layer="layout" svg:width="29.818cm" svg:height="19.949cm" svg:x="0.2cm" svg:y="0.051cm">
          <draw:image xlink:href="Pictures/1000000000000467000002F20EF1D110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29.774cm" svg:height="19.999cm" svg:x="0.113cm" svg:y="0cm">
          <draw:image xlink:href="Pictures/100000000000046A000002F7844E59CD.png" xlink:type="simple" xlink:show="embed" xlink:actuate="onLoad">
            <text:p/>
          </draw:image>
        </draw:frame>
        <draw:rect draw:style-name="gr6" draw:text-style-name="P4" draw:layer="layout" svg:width="2.9cm" svg:height="1.2cm" svg:x="9.5cm" svg:y="2.7cm">
          <text:p text:style-name="P3"><text:span text:style-name="T2">Search</text:span></text:p>
        </draw:rect>
        <draw:line draw:style-name="gr10" draw:text-style-name="P1" draw:layer="layout" svg:x1="9.3cm" svg:y1="3.3cm" svg:x2="5.3cm" svg:y2="3.4cm">
          <text:p/>
        </draw:line>
        <draw:rect draw:style-name="gr6" draw:text-style-name="P4" draw:layer="layout" svg:width="3.7cm" svg:height="1.1cm" svg:x="1.3cm" svg:y="12.5cm">
          <text:p text:style-name="P3"><text:span text:style-name="T2">Deployments</text:span></text:p>
        </draw:rect>
        <draw:line draw:style-name="gr10" draw:text-style-name="P1" draw:layer="layout" svg:x1="3.5cm" svg:y1="12.3cm" svg:x2="3.1cm" svg:y2="8.4cm">
          <text:p/>
        </draw:line>
        <draw:rect draw:style-name="gr6" draw:text-style-name="P4" draw:layer="layout" svg:width="3.7cm" svg:height="1.1cm" svg:x="2.9cm" svg:y="16.1cm">
          <text:p text:style-name="P3"><text:span text:style-name="T2">Resources</text:span></text:p>
        </draw:rect>
        <draw:line draw:style-name="gr10" draw:text-style-name="P1" draw:layer="layout" svg:x1="5.1cm" svg:y1="15.9cm" svg:x2="7.5cm" svg:y2="12.5cm">
          <text:p/>
        </draw:line>
        <draw:rect draw:style-name="gr6" draw:text-style-name="P4" draw:layer="layout" svg:width="4.4cm" svg:height="1.1cm" svg:x="20.3cm" svg:y="15.1cm">
          <text:p text:style-name="P3"><text:span text:style-name="T2">Resource content</text:span></text:p>
        </draw:rect>
        <draw:line draw:style-name="gr10" draw:text-style-name="P1" draw:layer="layout" svg:x1="22.1cm" svg:y1="14.9cm" svg:x2="19.3cm" svg:y2="11.5cm">
          <text:p/>
        </draw:line>
      </draw:page>
      <draw:page draw:name="page18" draw:style-name="dp1" draw:master-page-name="Default">
        <draw:frame draw:style-name="gr1" draw:text-style-name="P1" draw:layer="layout" svg:width="29.999cm" svg:height="8.931cm" svg:x="0.001cm" svg:y="5.6cm">
          <draw:image xlink:href="Pictures/10000000000004AF0000016510687A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1" draw:layer="layout" svg:width="29.95cm" svg:height="11.006cm" svg:x="0.05cm" svg:y="4.594cm">
          <draw:image xlink:href="Pictures/100000000000046C000001A0867F1F58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" draw:text-style-name="P1" draw:layer="layout" svg:width="29.999cm" svg:height="18.12cm" svg:x="0cm" svg:y="0.08cm">
          <draw:image xlink:href="Pictures/10000000000005C30000037B6327210F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1" draw:text-style-name="P1" draw:layer="layout" svg:width="29.897cm" svg:height="20.107cm" svg:x="0.052cm" svg:y="0cm">
          <draw:image xlink:href="Pictures/100000000000046A000002F80E90338B.png" xlink:type="simple" xlink:show="embed" xlink:actuate="onLoad">
            <text:p/>
          </draw:image>
        </draw:frame>
        <draw:line draw:style-name="gr10" draw:text-style-name="P1" draw:layer="layout" svg:x1="6cm" svg:y1="6.9cm" svg:x2="9cm" svg:y2="5.7cm">
          <text:p/>
        </draw:line>
        <draw:line draw:style-name="gr10" draw:text-style-name="P1" draw:layer="layout" svg:x1="6cm" svg:y1="7.6cm" svg:x2="14.9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solid" draw:fill="none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7-07-19T14:36:21.13</dc:date>
    <meta:editing-duration>PT19H41M45S</meta:editing-duration>
    <meta:editing-cycles>55</meta:editing-cycles>
    <meta:generator>OpenOffice/4.1.2$Win32 OpenOffice.org_project/412m3$Build-9782</meta:generator>
    <meta:document-statistic meta:object-count="70"/>
  </office:meta>
</office:document-meta>
</file>